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5cm"/>
    </style:style>
    <style:style style:name="co3" style:family="table-column">
      <style:table-column-properties fo:break-before="auto" style:column-width="2.5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11"/>
        </table:table-row>
        <table:table-row table:style-name="ro2">
          <table:table-cell table:number-columns-repeated="8"/>
          <table:table-cell office:value-type="string" calcext:value-type="string">
            <text:p>Bayes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UC</text:p>
          </table:table-cell>
        </table:table-row>
        <table:table-row table:style-name="ro1">
          <table:table-cell table:number-columns-repeated="8"/>
          <table:table-cell office:value-type="float" office:value="0.8636" calcext:value-type="float">
            <text:p>0.8636</text:p>
          </table:table-cell>
          <table:table-cell office:value-type="float" office:value="1.8636" calcext:value-type="float">
            <text:p>1.8636</text:p>
          </table:table-cell>
          <table:table-cell office:value-type="float" office:value="2.8636" calcext:value-type="float">
            <text:p>2.8636</text:p>
          </table:table-cell>
        </table:table-row>
        <table:table-row table:style-name="ro1">
          <table:table-cell/>
          <table:table-cell office:value-type="string" calcext:value-type="string">
            <text:p>Raw Data</text:p>
          </table:table-cell>
          <table:table-cell table:number-columns-repeated="2"/>
          <table:table-cell table:style-name="ce1" office:value-type="string" calcext:value-type="string">
            <text:p>PCA</text:p>
          </table:table-cell>
          <table:table-cell table:style-name="ce1"/>
          <table:table-cell table:number-columns-repeated="2"/>
          <table:table-cell office:value-type="float" office:value="0.8397" calcext:value-type="float">
            <text:p>0.8397</text:p>
          </table:table-cell>
          <table:table-cell office:value-type="float" office:value="1.8397" calcext:value-type="float">
            <text:p>1.8397</text:p>
          </table:table-cell>
          <table:table-cell office:value-type="float" office:value="2.8397" calcext:value-type="float">
            <text:p>2.8397</text:p>
          </table:table-cell>
        </table:table-row>
        <table:table-row table:style-name="ro1">
          <table:table-cell/>
          <table:table-cell table:style-name="ce2" office:value-type="string" calcext:value-type="string">
            <text:p>Feature Index</text:p>
          </table:table-cell>
          <table:table-cell table:style-name="ce2" office:value-type="string" calcext:value-type="string">
            <text:p>Chi-sq</text:p>
          </table:table-cell>
          <table:table-cell/>
          <table:table-cell table:style-name="ce2" office:value-type="string" calcext:value-type="string">
            <text:p>Feature Index</text:p>
          </table:table-cell>
          <table:table-cell table:style-name="ce2" office:value-type="string" calcext:value-type="string">
            <text:p>Chi-sq</text:p>
          </table:table-cell>
          <table:table-cell table:number-columns-repeated="2"/>
          <table:table-cell office:value-type="float" office:value="0.8206" calcext:value-type="float">
            <text:p>0.8206</text:p>
          </table:table-cell>
          <table:table-cell office:value-type="float" office:value="1.8206" calcext:value-type="float">
            <text:p>1.8206</text:p>
          </table:table-cell>
          <table:table-cell office:value-type="float" office:value="2.8206" calcext:value-type="float">
            <text:p>2.820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90.1813" calcext:value-type="float">
            <text:p>290.181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83.1228" calcext:value-type="float">
            <text:p>283.1228</text:p>
          </table:table-cell>
          <table:table-cell table:number-columns-repeated="2"/>
          <table:table-cell office:value-type="float" office:value="0.823" calcext:value-type="float">
            <text:p>0.823</text:p>
          </table:table-cell>
          <table:table-cell office:value-type="float" office:value="1.823" calcext:value-type="float">
            <text:p>1.823</text:p>
          </table:table-cell>
          <table:table-cell office:value-type="float" office:value="2.823" calcext:value-type="float">
            <text:p>2.82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64.0813" calcext:value-type="float">
            <text:p>264.0813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93.9149" calcext:value-type="float">
            <text:p>193.9149</text:p>
          </table:table-cell>
          <table:table-cell table:number-columns-repeated="2"/>
          <table:table-cell office:value-type="float" office:value="0.8565" calcext:value-type="float">
            <text:p>0.8565</text:p>
          </table:table-cell>
          <table:table-cell office:value-type="float" office:value="1.8565" calcext:value-type="float">
            <text:p>1.8565</text:p>
          </table:table-cell>
          <table:table-cell office:value-type="float" office:value="2.8565" calcext:value-type="float">
            <text:p>2.856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22.9254" calcext:value-type="float">
            <text:p>222.9254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64.1303" calcext:value-type="float">
            <text:p>64.1303</text:p>
          </table:table-cell>
          <table:table-cell/>
          <table:table-cell office:value-type="string" calcext:value-type="string">
            <text:p>Average</text:p>
          </table:table-cell>
          <table:table-cell table:formula="of:=AVERAGE([.I6:.I10])" office:value-type="float" office:value="0.84068" calcext:value-type="float">
            <text:p>0.84068</text:p>
          </table:table-cell>
          <table:table-cell table:formula="of:=AVERAGE([.J6:.J10])" office:value-type="float" office:value="1.84068" calcext:value-type="float">
            <text:p>1.84068</text:p>
          </table:table-cell>
          <table:table-cell table:formula="of:=AVERAGE([.K6:.K10])" office:value-type="float" office:value="2.84068" calcext:value-type="float">
            <text:p>2.8406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67.2643" calcext:value-type="float">
            <text:p>167.2643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54.353" calcext:value-type="float">
            <text:p>54.3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.6448" calcext:value-type="float">
            <text:p>14.6448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47.6021" calcext:value-type="float">
            <text:p>47.60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.0865" calcext:value-type="float">
            <text:p>7.0865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9.1699" calcext:value-type="float">
            <text:p>19.16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.2562" calcext:value-type="float">
            <text:p>2.2562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.6461" calcext:value-type="float">
            <text:p>11.64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6073" calcext:value-type="float">
            <text:p>0.6073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6.0131" calcext:value-type="float">
            <text:p>6.01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1567" calcext:value-type="float">
            <text:p>0.1567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2.6159" calcext:value-type="float">
            <text:p>2.61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1152" calcext:value-type="float">
            <text:p>0.115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.5375" calcext:value-type="float">
            <text:p>2.5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581" calcext:value-type="float">
            <text:p>0.058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9131" calcext:value-type="float">
            <text:p>0.91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239" calcext:value-type="float">
            <text:p>0.0239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3355" calcext:value-type="float">
            <text:p>0.3355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Feature Index</text:p>
          </table:table-cell>
          <table:table-cell table:style-name="ce2" office:value-type="string" calcext:value-type="string">
            <text:p>Chi-sq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83.1228" calcext:value-type="float">
            <text:p>283.12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3.9149" calcext:value-type="float">
            <text:p>193.91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4.1303" calcext:value-type="float">
            <text:p>64.13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.353" calcext:value-type="float">
            <text:p>54.3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7.6021" calcext:value-type="float">
            <text:p>47.60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.1699" calcext:value-type="float">
            <text:p>19.16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.6461" calcext:value-type="float">
            <text:p>11.64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.0131" calcext:value-type="float">
            <text:p>6.01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.6159" calcext:value-type="float">
            <text:p>2.61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.5375" calcext:value-type="float">
            <text:p>2.53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9131" calcext:value-type="float">
            <text:p>0.91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3355" calcext:value-type="float">
            <text:p>0.335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9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7T16:19:57.694000000</meta:creation-date>
    <dc:date>2013-12-19T01:10:59.814000000</dc:date>
    <meta:editing-duration>PT9M5S</meta:editing-duration>
    <meta:editing-cycles>2</meta:editing-cycles>
    <meta:generator>LibreOffice/4.1.1.2$Windows_x86 LibreOffice_project/7e4286b58adc75a14f6d83f53a03b6c11fa2903</meta:generator>
    <meta:document-statistic meta:table-count="1" meta:cell-count="104" meta:object-count="0"/>
  </office:meta>
</office:document-meta>
</file>